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477b8" draw:textarea-horizontal-align="justify" draw:textarea-vertical-align="middle" draw:auto-grow-height="false" fo:min-height="8.034cm" fo:min-width="5.11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fill-color="#7da7d8" draw:textarea-horizontal-align="justify" draw:textarea-vertical-align="middle" draw:auto-grow-height="false" fo:min-height="0.675cm" fo:min-width="0.995cm"/>
    </style:style>
    <style:style style:name="gr7" style:family="graphic" style:parent-style-name="standard">
      <style:graphic-properties draw:fill-color="#7da7d8" draw:textarea-horizontal-align="justify" draw:textarea-vertical-align="middle" draw:auto-grow-height="false" fo:min-height="0.675cm" fo:min-width="0.99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color="#000000" draw:fill-color="#7da7d8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294cm"/>
    </style:style>
    <style:style style:name="gr11" style:family="graphic" style:parent-style-name="standard">
      <style:graphic-properties draw:fill-color="#ba131a" draw:textarea-horizontal-align="justify" draw:textarea-vertical-align="middle" draw:auto-grow-height="false" fo:min-height="0.639cm" fo:min-width="2.294cm"/>
    </style:style>
    <style:style style:name="gr12" style:family="graphic" style:parent-style-name="standard">
      <style:graphic-properties draw:fill-color="#006c3b" draw:textarea-horizontal-align="justify" draw:textarea-vertical-align="middle" draw:auto-grow-height="false" fo:min-height="0.848cm" fo:min-width="0.995cm"/>
    </style:style>
    <style:style style:name="gr13" style:family="graphic" style:parent-style-name="standard">
      <style:graphic-properties draw:fill-color="#ba131a" draw:textarea-horizontal-align="justify" draw:textarea-vertical-align="middle" draw:auto-grow-height="false" fo:min-height="0.572cm" fo:min-width="0.793cm"/>
    </style:style>
    <style:style style:name="gr14" style:family="graphic" style:parent-style-name="standard">
      <style:graphic-properties svg:stroke-color="#000000" draw:fill-color="#006c3b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7da7d8" draw:textarea-horizontal-align="justify" draw:textarea-vertical-align="middle" draw:auto-grow-height="false" fo:min-height="0.258cm" fo:min-width="0cm"/>
    </style:style>
    <style:style style:name="gr16" style:family="graphic" style:parent-style-name="standard">
      <style:graphic-properties svg:stroke-color="#000000" draw:fill-color="#006c3b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7477b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7da7d8"/>
      <style:paragraph-properties fo:text-align="center"/>
    </style:style>
    <style:style style:name="P7" style:family="paragraph">
      <style:text-properties style:font-name="Times NewRoman"/>
    </style:style>
    <style:style style:name="P8" style:family="paragraph">
      <loext:graphic-properties draw:fill="none" draw:fill-color="#ffffff"/>
      <style:text-properties style:font-name="Times NewRoman"/>
    </style:style>
    <style:style style:name="P9" style:family="paragraph">
      <loext:graphic-properties draw:fill-color="#adc5e7"/>
      <style:paragraph-properties fo:text-align="center"/>
      <style:text-properties style:font-name="Times New Roman"/>
    </style:style>
    <style:style style:name="P10" style:family="paragraph">
      <loext:graphic-properties draw:fill-color="#ba131a"/>
      <style:paragraph-properties fo:text-align="center"/>
      <style:text-properties style:font-name="Times New Roman"/>
    </style:style>
    <style:style style:name="P11" style:family="paragraph">
      <loext:graphic-properties draw:fill-color="#006c3b"/>
      <style:paragraph-properties fo:text-align="center"/>
    </style:style>
    <style:style style:name="P12" style:family="paragraph">
      <loext:graphic-properties draw:fill-color="#ba131a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8.89cm" svg:x="3.394cm" svg:y="4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136cm" svg:y1="5.561cm" svg:x2="4.136cm" svg:y2="12.013cm">
          <text:p/>
        </draw:line>
        <draw:line draw:style-name="gr2" draw:text-style-name="P2" draw:layer="layout" svg:x1="4.01cm" svg:y1="8.609cm" svg:x2="8.835cm" svg:y2="6.069cm">
          <text:p/>
        </draw:line>
        <draw:line draw:style-name="gr2" draw:text-style-name="P2" draw:layer="layout" svg:x1="8.836cm" svg:y1="5.561cm" svg:x2="8.836cm" svg:y2="12.013cm">
          <text:p/>
        </draw:line>
        <draw:line draw:style-name="gr2" draw:text-style-name="P2" draw:layer="layout" svg:x1="4.136cm" svg:y1="9.244cm" svg:x2="8.835cm" svg:y2="11.53cm">
          <text:p/>
        </draw:line>
        <draw:line draw:style-name="gr2" draw:text-style-name="P2" draw:layer="layout" svg:x1="4.136cm" svg:y1="12.038cm" svg:x2="8.835cm" svg:y2="12.038cm">
          <text:p/>
        </draw:line>
        <draw:line draw:style-name="gr2" draw:text-style-name="P2" draw:layer="layout" svg:x1="6.422cm" svg:y1="12.038cm" svg:x2="6.422cm" svg:y2="13.562cm">
          <text:p/>
        </draw:line>
        <draw:line draw:style-name="gr2" draw:text-style-name="P2" draw:layer="layout" svg:x1="4.136cm" svg:y1="5.561cm" svg:x2="8.81cm" svg:y2="5.561cm">
          <text:p/>
        </draw:line>
        <draw:line draw:style-name="gr2" draw:text-style-name="P2" draw:layer="layout" svg:x1="6.436cm" svg:y1="4.2cm" svg:x2="6.436cm" svg:y2="5.572cm">
          <text:p/>
        </draw:line>
        <draw:custom-shape draw:style-name="gr3" draw:text-style-name="P4" draw:layer="layout" svg:width="2.794cm" svg:height="0.889cm" svg:x="5.079cm" svg:y="5.18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5.079cm" svg:y="11.58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3.658cm" svg:y="8.07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8.559cm" svg:y="11.253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8.328cm" svg:y="10.798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651cm" draw:transform="rotate (-1.07582095092931) translate (5.871cm 6.1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2.667cm" svg:height="1.651cm" draw:transform="rotate (1.06203284983855) translate (5.271cm 11.0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8" draw:layer="layout" svg:width="1.397cm" svg:height="0.954cm" svg:x="5.372cm" svg:y="7.204cm">
          <draw:text-box>
            <text:p text:style-name="P7"><text:span text:style-name="T3">F</text:span></text:p>
          </draw:text-box>
        </draw:frame>
        <draw:frame draw:style-name="gr8" draw:text-style-name="P8" draw:layer="layout" svg:width="1.397cm" svg:height="0.954cm" svg:x="6.061cm" svg:y="9.817cm">
          <draw:text-box>
            <text:p text:style-name="P7"><text:span text:style-name="T3">G</text:span></text:p>
          </draw:text-box>
        </draw:frame>
        <draw:custom-shape draw:style-name="gr9" draw:text-style-name="P6" draw:layer="layout" svg:width="0.381cm" svg:height="0.508cm" draw:transform="rotate (2.10696147300755) translate (7.273cm 7.1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381cm" svg:height="0.508cm" draw:transform="rotate (-3.1394982584874) translate (4.335cm 10.9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381cm" svg:height="0.508cm" draw:transform="rotate (-2.09893295844838) translate (5.396cm 9.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2.794cm" svg:height="0.762cm" svg:x="3.394cm" svg:y="4.129cm">
          <text:p text:style-name="P3"><text:span text:style-name="T1">Fw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8.89cm" svg:x="17.021cm" svg:y="4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.763cm" svg:y1="5.553cm" svg:x2="17.763cm" svg:y2="12.005cm">
          <text:p/>
        </draw:line>
        <draw:line draw:style-name="gr2" draw:text-style-name="P2" draw:layer="layout" svg:x1="17.637cm" svg:y1="8.601cm" svg:x2="22.462cm" svg:y2="6.061cm">
          <text:p/>
        </draw:line>
        <draw:line draw:style-name="gr2" draw:text-style-name="P2" draw:layer="layout" svg:x1="22.463cm" svg:y1="5.553cm" svg:x2="22.463cm" svg:y2="12.005cm">
          <text:p/>
        </draw:line>
        <draw:line draw:style-name="gr2" draw:text-style-name="P2" draw:layer="layout" svg:x1="17.763cm" svg:y1="9.236cm" svg:x2="22.462cm" svg:y2="11.522cm">
          <text:p/>
        </draw:line>
        <draw:line draw:style-name="gr2" draw:text-style-name="P2" draw:layer="layout" svg:x1="17.763cm" svg:y1="12.03cm" svg:x2="22.462cm" svg:y2="12.03cm">
          <text:p/>
        </draw:line>
        <draw:line draw:style-name="gr2" draw:text-style-name="P2" draw:layer="layout" svg:x1="20.049cm" svg:y1="12.03cm" svg:x2="20.049cm" svg:y2="13.554cm">
          <text:p/>
        </draw:line>
        <draw:line draw:style-name="gr2" draw:text-style-name="P2" draw:layer="layout" svg:x1="17.763cm" svg:y1="5.553cm" svg:x2="22.437cm" svg:y2="5.553cm">
          <text:p/>
        </draw:line>
        <draw:line draw:style-name="gr2" draw:text-style-name="P2" draw:layer="layout" svg:x1="20.05cm" svg:y1="4.302cm" svg:x2="20.049cm" svg:y2="5.554cm">
          <text:p/>
        </draw:line>
        <draw:custom-shape draw:style-name="gr11" draw:text-style-name="P10" draw:layer="layout" svg:width="2.794cm" svg:height="0.889cm" svg:x="18.706cm" svg:y="5.172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18.706cm" svg:y="11.572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17.285cm" svg:y="8.06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22.186cm" svg:y="11.24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21.955cm" svg:y="10.79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2.669cm" svg:height="1.96cm" draw:transform="rotate (-1.07582095092931) translate (19.669cm 6.0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2" draw:layer="layout" svg:width="2.307cm" svg:height="1.466cm" draw:transform="rotate (-1.07582095092931) translate (19.535cm 6.3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2.667cm" svg:height="1.651cm" draw:transform="rotate (1.06203284983855) translate (18.898cm 11.09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8" draw:layer="layout" svg:width="1.397cm" svg:height="0.954cm" svg:x="18.999cm" svg:y="7.196cm">
          <draw:text-box>
            <text:p text:style-name="P7"><text:span text:style-name="T3">F</text:span></text:p>
          </draw:text-box>
        </draw:frame>
        <draw:frame draw:style-name="gr8" draw:text-style-name="P8" draw:layer="layout" svg:width="1.397cm" svg:height="0.954cm" svg:x="19.688cm" svg:y="9.809cm">
          <draw:text-box>
            <text:p text:style-name="P7"><text:span text:style-name="T3">G</text:span></text:p>
          </draw:text-box>
        </draw:frame>
        <draw:custom-shape draw:style-name="gr14" draw:text-style-name="P11" draw:layer="layout" svg:width="0.381cm" svg:height="0.508cm" draw:transform="rotate (-1.03009332452706) translate (21.14cm 6.5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0.381cm" svg:height="0.508cm" draw:transform="rotate (1.16186568305263) translate (17.999cm 9.5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2.794cm" svg:height="0.762cm" svg:x="17.021cm" svg:y="4.121cm">
          <text:p text:style-name="P3"><text:span text:style-name="T1">Bw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8.89cm" svg:x="10.144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886cm" svg:y1="5.607cm" svg:x2="10.886cm" svg:y2="12.059cm">
          <text:p/>
        </draw:line>
        <draw:line draw:style-name="gr2" draw:text-style-name="P2" draw:layer="layout" svg:x1="10.997cm" svg:y1="6.303cm" svg:x2="15.605cm" svg:y2="8.401cm">
          <text:p/>
        </draw:line>
        <draw:line draw:style-name="gr2" draw:text-style-name="P2" draw:layer="layout" svg:x1="15.586cm" svg:y1="5.607cm" svg:x2="15.586cm" svg:y2="12.059cm">
          <text:p/>
        </draw:line>
        <draw:line draw:style-name="gr2" draw:text-style-name="P2" draw:layer="layout" svg:x1="10.833cm" svg:y1="11.489cm" svg:x2="15.493cm" svg:y2="9.125cm">
          <text:p/>
        </draw:line>
        <draw:line draw:style-name="gr2" draw:text-style-name="P2" draw:layer="layout" svg:x1="10.886cm" svg:y1="12.084cm" svg:x2="15.585cm" svg:y2="12.084cm">
          <text:p/>
        </draw:line>
        <draw:line draw:style-name="gr2" draw:text-style-name="P2" draw:layer="layout" svg:x1="13.172cm" svg:y1="12.084cm" svg:x2="13.172cm" svg:y2="13.608cm">
          <text:p/>
        </draw:line>
        <draw:line draw:style-name="gr2" draw:text-style-name="P2" draw:layer="layout" svg:x1="10.886cm" svg:y1="5.607cm" svg:x2="15.56cm" svg:y2="5.607cm">
          <text:p/>
        </draw:line>
        <draw:line draw:style-name="gr2" draw:text-style-name="P2" draw:layer="layout" svg:x1="13.172cm" svg:y1="4.591cm" svg:x2="13.172cm" svg:y2="5.608cm">
          <text:p/>
        </draw:line>
        <draw:custom-shape draw:style-name="gr11" draw:text-style-name="P10" draw:layer="layout" svg:width="2.794cm" svg:height="0.889cm" svg:x="11.829cm" svg:y="5.226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11.829cm" svg:y="11.626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10.408cm" svg:y="5.82cm">
          <text:p text:style-name="P3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5.309cm" svg:y="11.299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15.078cm" svg:y="8.644cm">
          <text:p text:style-name="P3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651cm" draw:transform="rotate (-2.02336020183703) translate (14.197cm 6.367cm)">
          <text:p text:style-name="P3"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2.667cm" svg:height="1.651cm" draw:transform="rotate (1.98426482659235) translate (12.996cm 11.7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8" draw:layer="layout" svg:width="1.397cm" svg:height="0.954cm" svg:x="12.711cm" svg:y="9.763cm">
          <draw:text-box>
            <text:p text:style-name="P7"><text:span text:style-name="T3">G</text:span></text:p>
          </draw:text-box>
        </draw:frame>
        <draw:custom-shape draw:style-name="gr9" draw:text-style-name="P6" draw:layer="layout" svg:width="0.381cm" svg:height="0.508cm" draw:transform="rotate (1.15942222209983) translate (14.214cm 7.9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381cm" svg:height="0.508cm" draw:transform="rotate (-3.1394982584874) translate (11.085cm 9.131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381cm" svg:height="0.508cm" draw:transform="rotate (-1.17670098169458) translate (11.909cm 10.7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2.794cm" svg:height="0.762cm" svg:x="10.144cm" svg:y="4.175cm">
          <text:p text:style-name="P3"><text:span text:style-name="T1">Bwd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397cm" svg:height="0.954cm" svg:x="12.43cm" svg:y="6.685cm">
          <draw:text-box>
            <text:p text:style-name="P7"><text:span text:style-name="T3">F</text:span></text:p>
          </draw:text-box>
        </draw:frame>
        <draw:custom-shape draw:style-name="gr9" draw:text-style-name="P6" draw:layer="layout" svg:width="0.381cm" svg:height="0.508cm" draw:transform="rotate (-3.1394982584874) translate (6.614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381cm" svg:height="0.508cm" draw:transform="rotate (-3.1394982584874) translate (6.614cm 4.8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381cm" svg:height="0.508cm" draw:transform="rotate (-3.1394982584874) translate (13.371cm 13.318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81cm" svg:height="0.508cm" draw:transform="rotate (-3.1394982584874) translate (13.346cm 4.808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1" draw:layer="layout" svg:width="0.381cm" svg:height="0.508cm" draw:transform="rotate (-3.1394982584874) translate (20.229cm 4.835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1" draw:layer="layout" svg:width="0.381cm" svg:height="0.508cm" draw:transform="rotate (-3.1394982584874) translate (20.229cm 13.317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381cm" svg:height="0.508cm" draw:transform="rotate (-1.03009332452706) translate (21.791cm 6.2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381cm" svg:height="0.508cm" draw:transform="rotate (1.16186568305263) translate (18.6cm 9.8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5:27:30.004122968</meta:creation-date>
    <dc:date>2019-04-25T15:46:33.156130006</dc:date>
    <meta:editing-duration>PT19M2S</meta:editing-duration>
    <meta:editing-cycles>5</meta:editing-cycles>
    <meta:generator>LibreOffice/6.0.7.3$Linux_X86_64 LibreOffice_project/00m0$Build-3</meta:generator>
    <meta:document-statistic meta:object-count="74"/>
  </office:meta>
</office:document-meta>
</file>